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text-properties officeooo:rsid="00068ba6" officeooo:paragraph-rsid="00068ba6"/>
    </style:style>
    <style:style style:name="P2" style:family="paragraph" style:parent-style-name="Standard">
      <style:text-properties officeooo:rsid="0006e998" officeooo:paragraph-rsid="0006e998"/>
    </style:style>
    <style:style style:name="P3" style:family="paragraph" style:parent-style-name="Standard">
      <style:text-properties officeooo:rsid="0006e998" officeooo:paragraph-rsid="0006e998"/>
    </style:style>
    <style:style style:name="P4" style:family="paragraph" style:parent-style-name="Standard">
      <style:text-properties officeooo:rsid="00091751" officeooo:paragraph-rsid="00091751"/>
    </style:style>
    <style:style style:name="P5" style:family="paragraph" style:parent-style-name="Standard">
      <style:text-properties officeooo:rsid="000eb416" officeooo:paragraph-rsid="000eb4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vis.stanford.edu/files/2011-GotHub-MSR.pdf" text:style-name="Internet_20_link" text:visited-style-name="Visited_20_Internet_20_Link">http://vis.stanford.edu/files/2011-GotHub-MSR.pdf</text:a></text:p>
      <text:p text:style-name="P1"/>
      <text:p text:style-name="P1"><text:a xlink:type="simple" xlink:href="https://www.academia.edu/1517361/The_Case_for_Open_Source_Appropriate_Technology" text:style-name="Internet_20_link" text:visited-style-name="Visited_20_Internet_20_Link">https://www.academia.edu/1517361/The_Case_for_Open_Source_Appropriate_Technology</text:a></text:p>
      <text:p text:style-name="P1"/>
      <text:p text:style-name="P2"><text:a xlink:type="simple" xlink:href="http://digitalcommons.uconn.edu/cgi/viewcontent.cgi?article=1009&amp;context=libr_pubs" text:style-name="Internet_20_link" text:visited-style-name="Visited_20_Internet_20_Link">http://digitalcommons.uconn.edu/cgi/viewcontent.cgi?article=1009&amp;context=libr_pubs</text:a></text:p>
      <text:p text:style-name="P2"/>
      <text:p text:style-name="P2"><text:a xlink:type="simple" xlink:href="http://www.dwheeler.com/oss_fs_why.html#history" text:style-name="Internet_20_link" text:visited-style-name="Visited_20_Internet_20_Link">http://www.dwheeler.com/oss_fs_why.html#history</text:a></text:p>
      <text:p text:style-name="P2"/>
      <text:p text:style-name="P2"><text:a xlink:type="simple" xlink:href="http://www.math.uiuc.edu/Macaulay2/Downloads/Copyright/gpl-2.0-standalone.html" text:style-name="Internet_20_link" text:visited-style-name="Visited_20_Internet_20_Link">http://www.math.uiuc.edu/Macaulay2/Downloads/Copyright/gpl-2.0-standalone.html</text:a></text:p>
      <text:p text:style-name="P2"/>
      <text:p text:style-name="P2"><text:a xlink:type="simple" xlink:href="http://coe.berkeley.edu/labnotes/history_unix.html" text:style-name="Internet_20_link" text:visited-style-name="Visited_20_Internet_20_Link">http://coe.berkeley.edu/labnotes/history_unix.html</text:a> </text:p>
      <text:p text:style-name="P2"/>
      <text:p text:style-name="P4"><text:a xlink:type="simple" xlink:href="http://www.techrepublic.com/blog/10-things/10-open-source-projects-that-are-leading-innovation/" text:style-name="Internet_20_link" text:visited-style-name="Visited_20_Internet_20_Link">http://www.techrepublic.com/blog/10-things/10-open-source-projects-that-are-leading-innovation/</text:a> </text:p>
      <text:p text:style-name="P4"/>
      <text:p text:style-name="P5"><text:a xlink:type="simple" xlink:href="http://www.linux.org/threads/what-is-linux.4076/" text:style-name="Internet_20_link" text:visited-style-name="Visited_20_Internet_20_Link">http://www.linux.org/threads/what-is-linux.4076/</text:a></text:p>
      <text:p text:style-name="P5"/>
      <text:p text:style-name="P5"><text:a xlink:type="simple" xlink:href="http://books.google.com/books?id=S4d9SzBjGIgC&amp;printsec=frontcover#v=onepage&amp;q&amp;f=false" text:style-name="Internet_20_link" text:visited-style-name="Visited_20_Internet_20_Link">http://books.google.com/books?id=S4d9SzBjGIgC&amp;printsec=frontcover#v=onepage&amp;q&amp;f=false</text:a></text:p>
      <text:p text:style-name="P5"/>
      <text:p text:style-name="P5"/>
      <text:p text:style-name="P2"/>
      <text:p text:style-name="P4">Does the open source community and free access to information increase innovation and creativity, or does protection for intellectual property and the monetary incentive for developers of closed source increase innov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1T20:56:05.035496804</meta:creation-date>
    <dc:date>2014-10-09T10:48:26.538345872</dc:date>
    <meta:editing-duration>PT4H21M1S</meta:editing-duration>
    <meta:editing-cycles>2</meta:editing-cycles>
    <meta:generator>LibreOffice/4.3.2.2.0$Linux_X86_64 LibreOffice_project/430m0$Build-2</meta:generator>
    <meta:document-statistic meta:table-count="0" meta:image-count="0" meta:object-count="0" meta:page-count="1" meta:paragraph-count="10" meta:word-count="40" meta:character-count="838" meta:non-whitespace-character-count="806"/>
  </office:meta>
</office:document-meta>
</file>